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3694a"/>
    </style:style>
    <style:style style:name="P3" style:family="paragraph" style:parent-style-name="Standard">
      <style:text-properties officeooo:paragraph-rsid="0023834b"/>
    </style:style>
    <style:style style:name="P4" style:family="paragraph" style:parent-style-name="Standard">
      <style:text-properties officeooo:rsid="0031aae7" officeooo:paragraph-rsid="0031aae7"/>
    </style:style>
    <style:style style:name="T1" style:family="text">
      <style:text-properties fo:font-weight="bold" style:font-weight-asian="bold" style:font-weight-complex="bold"/>
    </style:style>
    <style:style style:name="T2" style:family="text">
      <style:text-properties officeooo:rsid="0024ea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Session</text:p>
      <text:p text:style-name="Standard"/>
      <text:p text:style-name="Standard"><text:s text:c="2"/><text:tab/> <text:s/>=&gt;The Symfony HttpFoundation component has a very powerful and flexible session subsystem which is designed to provide session management that you can use to store information about the user between requests through a clear object-oriented interface using a variety of session storage drivers.</text:p>
      <text:p text:style-name="Standard"/>
      <text:p text:style-name="Standard"><text:s text:c="4"/>=&gt;Symfony sessions are designed to replace the usage of the $_SESSION super global and native PHP functions related to manipulating the session like session_start(), session_regenerate_id(), session_id(), session_name(), and session_destroy().</text:p>
      <text:p text:style-name="Standard"/>
      <text:p text:style-name="Standard"/>
      <text:p text:style-name="Standard"/>
      <text:p text:style-name="Standard"><text:s text:c="2"/><text:span text:style-name="T1"><text:s/>1) Installation</text:span></text:p>
      <text:p text:style-name="Standard"/>
      <text:p text:style-name="Standard"><text:s text:c="12"/>=&gt;You need to install the HttpFoundation component to handle sessions:</text:p>
      <text:p text:style-name="Standard"/>
      <text:p text:style-name="Standard"><text:s text:c="20"/><text:span text:style-name="T1">composer require symfony/http-foundation</text:span></text:p>
      <text:p text:style-name="P1"/>
      <text:p text:style-name="Standard"/>
      <text:p text:style-name="Standard"/>
      <text:p text:style-name="Standard"><text:s text:c="2"/><text:span text:style-name="T1"><text:s/>2) Basic Usage</text:span></text:p>
      <text:p text:style-name="Standard"/>
      <text:p text:style-name="Standard"/>
      <text:p text:style-name="Standard"><text:s text:c="3"/><text:tab/> =&gt;The session is available through the Request object and the RequestStack service.</text:p>
      <text:p text:style-name="Standard"><text:s text:c="3"/><text:tab/> =&gt;symfony injects the request_stack service in services and controllers</text:p>
      <text:p text:style-name="Standard"/>
      <text:p text:style-name="P1"/>
      <text:p text:style-name="Standard"><text:span text:style-name="T1"><text:s text:c="8"/><text:tab/>use framwork</text:span></text:p>
      <text:p text:style-name="Standard"/>
      <text:p text:style-name="Standard"><text:s text:c="15"/><text:span text:style-name="T1"><text:s/>use Symfony\Component\HttpFoundation\RequestStack;</text:span></text:p>
      <text:p text:style-name="Standard"/>
      <text:p text:style-name="Standard"/>
      <text:p text:style-name="Standard"><text:s text:c="16"/>=&gt;in is <text:s/>inject inside the class or<text:span text:style-name="T1"> serive __construct()</text:span></text:p>
      <text:p text:style-name="Standard"/>
      <text:p text:style-name="Standard"><text:s text:c="20"/>Example</text:p>
      <text:p text:style-name="Standard"/>
      <text:p text:style-name="Standard"><text:s text:c="24"/><text:span text:style-name="T1">public function __construct(RequestStack $requestStack)</text:span></text:p>
      <text:p text:style-name="P1"><text:s text:c="24"/>{</text:p>
      <text:p text:style-name="P1"><text:s text:c="28"/>$this-&gt;requestStack = $requestStack;</text:p>
      <text:p text:style-name="P1"/>
      <text:p text:style-name="P1"><text:s text:c="28"/>// Accessing the session in the constructor is *NOT* recommended, since</text:p>
      <text:p text:style-name="P1"><text:s text:c="28"/>// it might not be accessible yet or lead to unwanted side-effects</text:p>
      <text:p text:style-name="P1"><text:s text:c="28"/>// $this-&gt;session = $requestStack-&gt;getSession();</text:p>
      <text:p text:style-name="P1"><text:s text:c="24"/>}</text:p>
      <text:p text:style-name="Standard"/>
      <text:p text:style-name="Standard"><text:s text:c="23"/><text:span text:style-name="T1"><text:s/>public function getSessionData(){</text:span></text:p>
      <text:p text:style-name="P1"/>
      <text:p text:style-name="P1"><text:s text:c="25"/>$session = $this-&gt;requestStack-&gt;getSession();</text:p>
      <text:p text:style-name="P1"><text:s text:c="24"/>}</text:p>
      <text:p text:style-name="Standard"/>
      <text:p text:style-name="Standard"><text:soft-page-break/></text:p>
      <text:p text:style-name="Standard"/>
      <text:p text:style-name="Standard"/>
      <text:p text:style-name="Standard"/>
      <text:p text:style-name="Standard"><text:s text:c="10"/><text:tab/><text:tab/> <text:s/>=&gt;From a Symfony controller, you can also type-hint an argument with Request:</text:p>
      <text:p text:style-name="Standard"/>
      <text:p text:style-name="Standard"><text:s text:c="14"/><text:span text:style-name="T1"><text:s text:c="2"/>use Symfony\Component\HttpFoundation\Request;</text:span></text:p>
      <text:p text:style-name="P1"><text:s text:c="16"/>use Symfony\Component\HttpFoundation\Response;</text:p>
      <text:p text:style-name="P1"/>
      <text:p text:style-name="Standard"><text:s text:c="11"/><text:span text:style-name="T1"><text:s text:c="5"/>public function index(Request $request): Response</text:span></text:p>
      <text:p text:style-name="P1"><text:s text:c="20"/>{</text:p>
      <text:p text:style-name="P1"><text:s text:c="24"/>$session = $request-&gt;getSession();</text:p>
      <text:p text:style-name="P1"/>
      <text:p text:style-name="P1"><text:s text:c="24"/>// ...</text:p>
      <text:p text:style-name="P1"><text:s text:c="20"/>}</text:p>
      <text:p text:style-name="P1"/>
      <text:p text:style-name="P1"/>
      <text:p text:style-name="Standard"><text:s text:c="12"/>=&gt;create sessin using service</text:p>
      <text:p text:style-name="Standard"><text:s text:c="13"/><text:span text:style-name="T1">example</text:span></text:p>
      <text:p text:style-name="P2"><text:tab/>SessionService</text:p>
      <text:p text:style-name="P2"/>
      <text:p text:style-name="Standard"><text:s text:c="16"/>&lt;?php</text:p>
      <text:p text:style-name="Standard"><text:s text:c="20"/>// src/Service/SomeService.php</text:p>
      <text:p text:style-name="Standard"><text:s text:c="20"/>namespace App\Service;</text:p>
      <text:p text:style-name="Standard"/>
      <text:p text:style-name="Standard"><text:s text:c="20"/>use Symfony\Component\Routing\Generator\UrlGeneratorInterface;</text:p>
      <text:p text:style-name="Standard"><text:s text:c="20"/>use Symfony\Component\HttpFoundation\RequestStack;</text:p>
      <text:p text:style-name="Standard"><text:s text:c="20"/>use App\Service\MessageGenerator;</text:p>
      <text:p text:style-name="Standard"/>
      <text:p text:style-name="Standard"><text:s text:c="20"/>class SessionService</text:p>
      <text:p text:style-name="Standard"><text:s text:c="20"/>{</text:p>
      <text:p text:style-name="Standard"><text:s text:c="28"/>private $requestStack;</text:p>
      <text:p text:style-name="Standard"/>
      <text:p text:style-name="Standard"><text:s text:c="28"/>public function __construct(RequestStack $requestStack)</text:p>
      <text:p text:style-name="Standard"><text:s text:c="28"/>{</text:p>
      <text:p text:style-name="Standard"><text:s text:c="28"/>$this-&gt;requestStack = $requestStack;</text:p>
      <text:p text:style-name="Standard"/>
      <text:p text:style-name="Standard"><text:s text:c="32"/>// Accessing the session in the constructor is *NOT* recommended, since</text:p>
      <text:p text:style-name="Standard"><text:s text:c="32"/>// it might not be accessible yet or lead to unwanted side-effects</text:p>
      <text:p text:style-name="Standard"><text:s text:c="32"/>// $this-&gt;session = $requestStack-&gt;getSession();</text:p>
      <text:p text:style-name="Standard"><text:s text:c="28"/>}</text:p>
      <text:p text:style-name="Standard"><text:s text:c="24"/>public function getSessionData()</text:p>
      <text:p text:style-name="Standard"><text:s text:c="28"/>{</text:p>
      <text:p text:style-name="Standard"><text:s text:c="32"/>$sessionData = $this-&gt;requestStack-&gt;getSession();</text:p>
      <text:p text:style-name="Standard"><text:s text:c="32"/>return $sessionData;</text:p>
      <text:p text:style-name="Standard"><text:s text:c="32"/>// ...</text:p>
      <text:p text:style-name="Standard"><text:s text:c="28"/>}</text:p>
      <text:p text:style-name="Standard"><text:s text:c="28"/>public function setSessionData($key,$value)</text:p>
      <text:p text:style-name="Standard"><text:s text:c="28"/>{</text:p>
      <text:p text:style-name="Standard"><text:s text:c="32"/>$sessionData = $this-&gt;requestStack-&gt;getSession();</text:p>
      <text:p text:style-name="Standard"><text:s text:c="32"/>$user_id=$sessionData-&gt;set($key,$value);</text:p>
      <text:p text:style-name="Standard"><text:s text:c="32"/>return $sessionData;</text:p>
      <text:p text:style-name="Standard"><text:soft-page-break/><text:s text:c="32"/>// ...</text:p>
      <text:p text:style-name="Standard"><text:s text:c="28"/>}</text:p>
      <text:p text:style-name="Standard"><text:s text:c="20"/>}</text:p>
      <text:p text:style-name="Standard"/>
      <text:p text:style-name="Standard"/>
      <text:p text:style-name="Standard"><text:s text:c="15"/><text:span text:style-name="T1"><text:s/>Controller Example</text:span></text:p>
      <text:p text:style-name="Standard"/>
      <text:p text:style-name="Standard"><text:s text:c="20"/>// session is mange request classs get the session useing Service class</text:p>
      <text:p text:style-name="Standard"><text:s text:c="20"/>#[Route('/get_session_service', name: 'get_session_service')]</text:p>
      <text:p text:style-name="Standard"><text:s text:c="20"/><text:span text:style-name="T1">public function get_session_service(SessionService $session): Response</text:span></text:p>
      <text:p text:style-name="P1"><text:s text:c="20"/>{</text:p>
      <text:p text:style-name="P1"><text:s text:c="24"/>$sessionDetails = $session-&gt;getSessionData();</text:p>
      <text:p text:style-name="P1"><text:s text:c="24"/>$user_id = $sessionDetails-&gt;get('user_id');</text:p>
      <text:p text:style-name="P1"><text:s text:c="24"/>$user_name = $sessionDetails-&gt;get('user_name');</text:p>
      <text:p text:style-name="P1"><text:s text:c="24"/>dd($sessionDetails,$user_id,$user_name,'Session Service call SuccessFully and <text:tab/><text:tab/>return data');</text:p>
      <text:p text:style-name="P1"><text:s text:c="20"/>}</text:p>
      <text:p text:style-name="Standard"/>
      <text:p text:style-name="Standard"/>
      <text:p text:style-name="Standard"><text:s text:c="16"/>// session is mange request classs set the session data using Service class</text:p>
      <text:p text:style-name="Standard"><text:s text:c="20"/>#[Route('/set_session_service', name: 'set_session_service')]</text:p>
      <text:p text:style-name="Standard"><text:s text:c="19"/><text:span text:style-name="T1"><text:s/>public function set_session_service(SessionService $session): Response</text:span></text:p>
      <text:p text:style-name="P1"><text:s text:c="20"/>{</text:p>
      <text:p text:style-name="P1"><text:s text:c="24"/>$sessionDetails = $session-&gt;setSessionData('user_name', 'vipul');</text:p>
      <text:p text:style-name="P1"><text:s text:c="24"/>dd($sessionDetails,'Session Service call SuccessFully and return set data');</text:p>
      <text:p text:style-name="P1"><text:s text:c="20"/>}</text:p>
      <text:p text:style-name="Standard"/>
      <text:p text:style-name="Standard"><text:s text:c="2"/><text:span text:style-name="T1"><text:s text:c="5"/>3)Session Attributes</text:span></text:p>
      <text:p text:style-name="Standard"/>
      <text:p text:style-name="Standard"><text:s text:c="12"/>=&gt;PHP's session management requires the use of the $_SESSION super-global.</text:p>
      <text:p text:style-name="Standard"><text:s text:c="12"/>=&gt;To help overcome this, Symfony uses session bags linked to the session to encapsulate a <text:tab/>specific dataset of attributes.</text:p>
      <text:p text:style-name="Standard"/>
      <text:p text:style-name="Standard"><text:s text:c="16"/>// stores an attribute for reuse during a later user request</text:p>
      <text:p text:style-name="Standard"><text:s text:c="15"/><text:span text:style-name="T1"><text:s/>$session-&gt;set('attribute-name', 'attribute-value');</text:span></text:p>
      <text:p text:style-name="Standard"/>
      <text:p text:style-name="Standard"><text:s text:c="16"/>// gets an attribute by name</text:p>
      <text:p text:style-name="Standard"><text:s text:c="14"/><text:span text:style-name="T1"><text:s text:c="2"/>$foo = $session-&gt;get($text);</text:span></text:p>
      <text:p text:style-name="Standard"/>
      <text:p text:style-name="Standard"><text:s text:c="16"/>//// the second argument is the value returned when the attribute doesn't exist</text:p>
      <text:p text:style-name="Standard"><text:s text:c="2"/><text:span text:style-name="T1"><text:s text:c="14"/>$filters = $session-&gt;get('filters', []);</text:span></text:p>
      <text:p text:style-name="Standard"/>
      <text:p text:style-name="Standard"/>
      <text:p text:style-name="Standard"/>
      <text:p text:style-name="Standard"><text:s text:c="16"/>=&gt;Stored attributes remain in the session for the remainder of that user's session. By <text:tab/>default, session attributes are key-value pairs mancFlash Messages</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4"/><text:span text:style-name="T1"><text:s text:c="3"/>4)Flash Messages</text:span></text:p>
      <text:p text:style-name="Standard"><text:span text:style-name="T1"/></text:p>
      <text:p text:style-name="Standard"><text:s text:c="12"/>=&gt;You can store special messages, called "flash" messages, on the user's session.</text:p>
      <text:p text:style-name="Standard"><text:s text:c="12"/>=&gt;this feature makes "flash" messages particularly great for storing user notifications.</text:p>
      <text:p text:style-name="Standard"/>
      <text:p text:style-name="Standard"/>
      <text:p text:style-name="Standard"><text:s text:c="12"/>Example</text:p>
      <text:p text:style-name="Standard"/>
      <text:p text:style-name="Standard"><text:s text:c="16"/>if ($form-&gt;isSubmitted() &amp;&amp; $form-&gt;isValid()) {</text:p>
      <text:p text:style-name="Standard"><text:s text:c="7"/><text:tab/><text:tab/> // do some sort of processing</text:p>
      <text:p text:style-name="Standard"/>
      <text:p text:style-name="Standard"><text:s text:c="17"/><text:span text:style-name="T1"><text:s text:c="3"/>$this-&gt;addFlash(</text:span></text:p>
      <text:p text:style-name="P1"><text:s text:c="24"/>'notice',</text:p>
      <text:p text:style-name="P1"><text:s text:c="24"/>'Your changes were saved!'</text:p>
      <text:p text:style-name="P1"><text:s text:c="20"/>);</text:p>
      <text:p text:style-name="Standard"><text:s text:c="20"/>// $this-&gt;addFlash() is equivalent to $request-&gt;getSession()-&gt;getFlashBag()-&gt;add()</text:p>
      <text:p text:style-name="Standard"/>
      <text:p text:style-name="Standard"><text:s text:c="20"/>return $this-&gt;redirectToRoute(/* ... */);</text:p>
      <text:p text:style-name="Standard"/>
      <text:p text:style-name="Standard"><text:s text:c="15"/>=&gt;After processing the request, the controller sets a flash message in the session and then <text:tab/>redirects</text:p>
      <text:p text:style-name="Standard"/>
      <text:p text:style-name="Standard"/>
      <text:p text:style-name="Standard"><text:s text:c="15"/>=&gt;In the template of the next page (or even better, in your base layout template), read any <text:tab/>flash messages from the session using the flashes() method provided by the Twig global app <text:tab/>variable:</text:p>
      <text:p text:style-name="Standard"/>
      <text:p text:style-name="Standard"/>
      <text:p text:style-name="Standard"><text:s text:c="15"/>=&gt;<text:span text:style-name="T1">Template</text:span></text:p>
      <text:p text:style-name="Standard"/>
      <text:p text:style-name="Standard"><text:s text:c="16"/>{# read and display just one flash message type #}</text:p>
      <text:p text:style-name="Standard"><text:s text:c="16"/>{% for message in app.flashes('notice') %}</text:p>
      <text:p text:style-name="Standard"><text:s text:c="20"/>&lt;div class="flash-notice"&gt;</text:p>
      <text:p text:style-name="Standard"><text:s text:c="24"/>{{ message }}</text:p>
      <text:p text:style-name="Standard"><text:s text:c="20"/>&lt;/div&gt;</text:p>
      <text:p text:style-name="Standard"><text:s text:c="16"/>{% endfor %}</text:p>
      <text:p text:style-name="Standard"/>
      <text:p text:style-name="Standard"><text:s text:c="16"/>{% for label, messages in app.flashes(['success', 'warning']) %}</text:p>
      <text:p text:style-name="Standard"><text:s text:c="16"/>{% endfor %}</text:p>
      <text:p text:style-name="Standard"><text:s text:c="18"/>{% for label, messages in app.flashes(['success', 'warning']) %}</text:p>
      <text:p text:style-name="Standard"><text:s text:c="16"/>{% endfor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16"/><text:span text:style-name="T1">Example</text:span></text:p>
      <text:p text:style-name="Standard"><text:s text:c="16"/>Url =&gt;<text:span text:style-name="T1">https://127.0.0.1:8000/set_session_view</text:span></text:p>
      <text:p text:style-name="Standard"/>
      <text:p text:style-name="Standard"><text:s text:c="16"/><text:span text:style-name="T1">Controller</text:span></text:p>
      <text:p text:style-name="Standard"/>
      <text:p text:style-name="Standard"><text:s text:c="22"/>// session is mange session and set the messge in flush and get this message in view <text:tab/><text:tab/>page index.twig</text:p>
      <text:p text:style-name="Standard"><text:s text:c="20"/>#[Route('/set_session_view', name: 'set_session_view')]</text:p>
      <text:p text:style-name="Standard"><text:s text:c="19"/><text:span text:style-name="T1"><text:s/>public function set_session_view(SessionService $session): Response</text:span></text:p>
      <text:p text:style-name="P1"><text:s text:c="20"/>{</text:p>
      <text:p text:style-name="P1"><text:s text:c="24"/>$this-&gt;addFlash(</text:p>
      <text:p text:style-name="P1"><text:s text:c="28"/>'notice',</text:p>
      <text:p text:style-name="P1"><text:s text:c="28"/>'Your changes were saved!'</text:p>
      <text:p text:style-name="P1"><text:s text:c="24"/>);</text:p>
      <text:p text:style-name="P1"/>
      <text:p text:style-name="P1"><text:s text:c="24"/>return $this-&gt;render('session/index.html.twig');</text:p>
      <text:p text:style-name="P1"><text:s text:c="20"/>}</text:p>
      <text:p text:style-name="Standard"/>
      <text:p text:style-name="Standard"><text:s text:c="19"/>View page</text:p>
      <text:p text:style-name="Standard"/>
      <text:p text:style-name="Standard"><text:s text:c="19"/>{# templates/lucky/number.html.twig #}</text:p>
      <text:p text:style-name="Standard"><text:s text:c="20"/>{% extends "base.html.twig" %}</text:p>
      <text:p text:style-name="Standard"/>
      <text:p text:style-name="Standard"><text:s text:c="24"/>{% block title %}</text:p>
      <text:p text:style-name="Standard"><text:s text:c="28"/>Random Number</text:p>
      <text:p text:style-name="Standard"><text:s text:c="24"/>{% endblock %}</text:p>
      <text:p text:style-name="Standard"/>
      <text:p text:style-name="Standard"><text:s text:c="24"/>{% block stylesheets %}</text:p>
      <text:p text:style-name="Standard"><text:s text:c="24"/>{{ parent() }}</text:p>
      <text:p text:style-name="Standard"><text:s text:c="24"/>{% endblock %}</text:p>
      <text:p text:style-name="Standard"/>
      <text:p text:style-name="Standard"><text:s text:c="24"/>{% block body %}</text:p>
      <text:p text:style-name="Standard"/>
      <text:p text:style-name="Standard"><text:s text:c="22"/><text:span text:style-name="T1"><text:s text:c="2"/>{% for message in app.flashes('notice') %}</text:span></text:p>
      <text:p text:style-name="P1"><text:s text:c="32"/>&lt;div class="flash-notice"&gt;</text:p>
      <text:p text:style-name="P1"><text:s text:c="36"/>{{ message }}</text:p>
      <text:p text:style-name="P1"><text:s text:c="32"/>&lt;/div&gt;</text:p>
      <text:p text:style-name="P1"><text:s text:c="28"/>{% endfor %}</text:p>
      <text:p text:style-name="Standard"/>
      <text:p text:style-name="Standard"><text:s text:c="28"/>{# read and display several types of flash messages #}</text:p>
      <text:p text:style-name="Standard"><text:s text:c="28"/>{% for label, messages in app.flashes(['success', 'warning']) %}</text:p>
      <text:p text:style-name="Standard"><text:s text:c="32"/>{% for message in messages %}</text:p>
      <text:p text:style-name="Standard"><text:s text:c="36"/>&lt;div class="flash-{{ label }}"&gt;</text:p>
      <text:p text:style-name="Standard"><text:s text:c="40"/>{{ message }}</text:p>
      <text:p text:style-name="Standard"><text:s text:c="36"/>&lt;/div&gt;</text:p>
      <text:p text:style-name="Standard"><text:s text:c="32"/>{% endfor %}</text:p>
      <text:p text:style-name="Standard"><text:s text:c="28"/>{% endfor %}</text:p>
      <text:p text:style-name="Standard"/>
      <text:p text:style-name="Standard"/>
      <text:p text:style-name="Standard"/>
      <text:p text:style-name="Standard"><text:soft-page-break/></text:p>
      <text:p text:style-name="Standard"><text:s text:c="28"/>{# read and display all flash messages #}</text:p>
      <text:p text:style-name="Standard"><text:s text:c="28"/>{% for label, messages in app.flashes %}</text:p>
      <text:p text:style-name="Standard"><text:s text:c="28"/>{% for message in messages %}</text:p>
      <text:p text:style-name="Standard"><text:s text:c="32"/>&lt;div class="flash-{{ label }}"&gt;</text:p>
      <text:p text:style-name="Standard"><text:s text:c="36"/>{{ message }}</text:p>
      <text:p text:style-name="Standard"><text:s text:c="32"/>&lt;/div&gt;</text:p>
      <text:p text:style-name="Standard"><text:s text:c="28"/>{% endfor %}</text:p>
      <text:p text:style-name="Standard"><text:s text:c="28"/>{% endfor %}</text:p>
      <text:p text:style-name="Standard"/>
      <text:p text:style-name="Standard"><text:s text:c="24"/>{% endblock %}</text:p>
      <text:p text:style-name="Standard"><text:s text:c="24"/>{% block footer %}</text:p>
      <text:p text:style-name="Standard"><text:s text:c="28"/>&lt;h4&gt;All copyright @2023&lt;/h4&gt;</text:p>
      <text:p text:style-name="Standard"><text:s text:c="24"/>{% endblock %}</text:p>
      <text:p text:style-name="Standard"/>
      <text:p text:style-name="Standard"><text:s text:c="16"/><text:tab/>=&gt;It's common to use notice, warning and error as the keys of the different types of <text:tab/><text:tab/>flash messages, but you can use any key that fits your needs.</text:p>
      <text:p text:style-name="Standard"><text:s text:c="16"/><text:tab/>=&gt;You can use the peek() method instead to retrieve the message while keeping it in <text:tab/><text:tab/>the bag.</text:p>
      <text:p text:style-name="Standard"/>
      <text:p text:style-name="Standard"/>
      <text:p text:style-name="Standard"><text:s text:c="9"/><text:span text:style-name="T1"><text:s/>5)Configuration</text:span></text:p>
      <text:p text:style-name="P1"/>
      <text:p text:style-name="Standard"><text:s text:c="11"/><text:tab/><text:tab/> =&gt;In the Symfony framework, sessions are enabled by default.</text:p>
      <text:p text:style-name="Standard"><text:s text:c="12"/><text:tab/>=&gt;Session storage and other configuration can be controlled under the <text:tab/>framework.session configuration in config/packages/framework.yaml:</text:p>
      <text:p text:style-name="Standard"/>
      <text:p text:style-name="Standard"><text:s text:c="12"/><text:span text:style-name="T1">Example</text:span></text:p>
      <text:p text:style-name="Standard"/>
      <text:p text:style-name="Standard"><text:s text:c="16"/># config/packages/framework.yaml</text:p>
      <text:p text:style-name="Standard"><text:s text:c="16"/>framework:</text:p>
      <text:p text:style-name="Standard"><text:s text:c="20"/># Enables session support. Note that the session will ONLY be started if you read or <text:tab/> <text:s text:c="4"/>write from it.</text:p>
      <text:p text:style-name="Standard"><text:s text:c="20"/># Remove or comment this section to explicitly disable session support.</text:p>
      <text:p text:style-name="Standard"><text:s text:c="20"/><text:span text:style-name="T1">session</text:span>:</text:p>
      <text:p text:style-name="Standard"><text:s text:c="24"/># ID of the service used for session storage</text:p>
      <text:p text:style-name="Standard"><text:s text:c="24"/># NULL means that Symfony uses PHP default session mechanism</text:p>
      <text:p text:style-name="Standard"><text:s text:c="24"/>handler_id: null</text:p>
      <text:p text:style-name="Standard"><text:s text:c="24"/># improves the security of the cookies used for sessions</text:p>
      <text:p text:style-name="Standard"><text:s text:c="24"/>cookie_secure: auto</text:p>
      <text:p text:style-name="Standard"><text:s text:c="24"/>cookie_samesite: lax</text:p>
      <text:p text:style-name="Standard"><text:s text:c="24"/>storage_factory_id: session.storage.factory.native</text:p>
      <text:p text:style-name="Standard"/>
      <text:p text:style-name="Standard"><text:s text:c="19"/>=&gt;Setting the handler_id config option to null means that Symfony will use the native <text:tab/>PHP session mechanism.</text:p>
      <text:p text:style-name="Standard"/>
      <text:p text:style-name="Standard"><text:s text:c="19"/>=&gt;If you prefer, you can use the session.handler.native_file service as handler_id to let <text:tab/>Symfony manage the sessions itself.</text:p>
      <text:p text:style-name="Standard"/>
      <text:p text:style-name="Standard"><text:s text:c="19"/>=&gt;Another useful option is save_path, which defines the directory where Symfony will <text:tab/>store the session metadata files:</text:p>
      <text:p text:style-name="Standard"/>
      <text:p text:style-name="Standard"><text:soft-page-break/><text:s text:c="19"/><text:span text:style-name="T1">Example</text:span></text:p>
      <text:p text:style-name="Standard"><text:span text:style-name="T1"/></text:p>
      <text:p text:style-name="Standard"><text:s text:c="24"/>save_path: '%kernel.project_dir%/var/sessions/%kernel.environment%'</text:p>
      <text:p text:style-name="Standard"/>
      <text:p text:style-name="Standard"/>
      <text:p text:style-name="Standard"><text:s text:c="11"/><text:span text:style-name="T1"><text:s text:c="3"/>6)Session Idle Time/Keep Alive</text:span></text:p>
      <text:p text:style-name="Standard"/>
      <text:p text:style-name="Standard"><text:s text:c="16"/>=&gt;There are often circumstances where you may want to protect, or minimize <text:tab/>unauthorized use of a session when a user steps away from their terminal while logged in by <text:tab/>destroying the session after a certain period of idle time.</text:p>
      <text:p text:style-name="Standard"/>
      <text:p text:style-name="Standard"><text:s text:c="16"/>=&gt; implement this via garbage collection which runs reasonably frequently. The <text:tab/>cookie_lifetime would be set to a relatively high value, and the garbage collection <text:tab/>gc_maxlifetime would be set to destroy sessions at whatever the desired idle period is.</text:p>
      <text:p text:style-name="Standard"/>
      <text:p text:style-name="Standard"><text:s text:c="16"/>=&gt;The other option is specifically check if a session has expired after the session is <text:tab/>started. The session can be destroyed as required.</text:p>
      <text:p text:style-name="Standard"/>
      <text:p text:style-name="Standard"><text:s text:c="19"/><text:span text:style-name="T1"><text:s/>$session-&gt;getMetadataBag()-&gt;getCreated();</text:span></text:p>
      <text:p text:style-name="P1"><text:s text:c="20"/>$session-&gt;getMetadataBag()-&gt;getLastUsed();</text:p>
      <text:p text:style-name="P1"/>
      <text:p text:style-name="Standard"><text:s text:c="20"/>destory session</text:p>
      <text:p text:style-name="Standard"/>
      <text:p text:style-name="Standard"><text:s text:c="20"/>$session-&gt;start();</text:p>
      <text:p text:style-name="Standard"><text:s text:c="20"/>if (time() - $session-&gt;getMetadataBag()-&gt;getLastUsed() &gt; $maxIdleTime) {</text:p>
      <text:p text:style-name="Standard"><text:s text:c="24"/>$session-&gt;invalidate();</text:p>
      <text:p text:style-name="Standard"><text:s text:c="24"/>throw new SessionExpired(); // redirect to expired session page</text:p>
      <text:p text:style-name="Standard"><text:s text:c="20"/>}</text:p>
      <text:p text:style-name="Standard"/>
      <text:p text:style-name="Standard"><text:s text:c="20"/>=&gt;get the cookies life time for where cookie id accessible</text:p>
      <text:p text:style-name="Standard"/>
      <text:p text:style-name="Standard"><text:s text:c="24"/>$session-&gt;getMetadataBag()-&gt;getLifetime();</text:p>
      <text:p text:style-name="Standard"/>
      <text:p text:style-name="Standard"/>
      <text:p text:style-name="Standard"/>
      <text:p text:style-name="Standard"><text:s text:c="16"/>=&gt;The expiry time of the cookie can be determined by adding the created timestamp and <text:tab/>the lifetime.</text:p>
      <text:p text:style-name="Standard"/>
      <text:p text:style-name="Standard"/>
      <text:p text:style-name="Standard"><text:s text:c="14"/><text:span text:style-name="T1">7)Store Sessions in a Database</text:span></text:p>
      <text:p text:style-name="Standard"/>
      <text:p text:style-name="Standard"><text:s text:c="16"/>=&gt;Symfony stores sessions in files by default.</text:p>
      <text:p text:style-name="Standard"><text:s text:c="16"/>=&gt;If your application is served by multiple servers, you'll need to use a database instead <text:tab/>to make sessions work across different servers.</text:p>
      <text:p text:style-name="Standard"/>
      <text:p text:style-name="Standard"><text:s text:c="16"/>=&gt;Symfony can store sessions in all kinds of databases (relational, NoSQL and key-<text:tab/>value) but recommends key-value databases like Redis to get best performance.</text:p>
      <text:p text:style-name="Standard"/>
      <text:p text:style-name="Standard"/>
      <text:p text:style-name="Standard"><text:tab/>=&gt;Store Sessions in a key-value Database (Redis)</text:p>
      <text:p text:style-name="Standard"/>
      <text:p text:style-name="Standard"/>
      <text:p text:style-name="Standard"><text:soft-page-break/></text:p>
      <text:p text:style-name="Standard"><text:s text:c="24"/>-You have two different options to use Redis to store sessions:</text:p>
      <text:p text:style-name="Standard"/>
      <text:p text:style-name="Standard"><text:s text:c="24"/>1)<text:span text:style-name="T1">The first PHP-based option is to configure Redis session handler directly in <text:tab/><text:tab/>the <text:s/>server php.ini</text:span></text:p>
      <text:p text:style-name="Standard"/>
      <text:p text:style-name="Standard"><text:s text:c="24"/>session.save_handler = redis</text:p>
      <text:p text:style-name="Standard"><text:s text:c="24"/>session.save_path = "tcp://192.168.0.178:6379?auth=REDIS_PASSWORD"</text:p>
      <text:p text:style-name="Standard"/>
      <text:p text:style-name="Standard"><text:s text:c="24"/>2)T<text:span text:style-name="T1">he second option is to configure Redis sessions in Symfony. First, define a <text:tab/><text:tab/>Symfony service for the connection to the Redis server:</text:span></text:p>
      <text:p text:style-name="Standard"><text:span text:style-name="T1"/></text:p>
      <text:p text:style-name="Standard"><text:s text:c="24"/>// config/services.php</text:p>
      <text:p text:style-name="Standard"><text:s text:c="28"/>use Symfony\Component\DependencyInjection\Reference;</text:p>
      <text:p text:style-name="Standard"><text:s text:c="28"/>use Symfony\Component\HttpFoundation\Session\Storage\Handler\<text:tab/><text:tab/><text:tab/><text:tab/>RedisSessionHandler;</text:p>
      <text:p text:style-name="Standard"/>
      <text:p text:style-name="Standard"><text:s text:c="28"/>$container</text:p>
      <text:p text:style-name="Standard"><text:s text:c="32"/>// you can also use \RedisArray, \RedisCluster or \Predis\Client classes</text:p>
      <text:p text:style-name="Standard"><text:s text:c="32"/>-&gt;register('Redis', \Redis::class)</text:p>
      <text:p text:style-name="Standard"><text:s text:c="32"/>-&gt;addMethodCall('connect', ['%env(REDIS_HOST)%', <text:tab/><text:tab/><text:tab/>'%env(int:REDIS_PORT)%'])</text:p>
      <text:p text:style-name="Standard"><text:s text:c="32"/>// uncomment the following if your Redis server requires a password:</text:p>
      <text:p text:style-name="Standard"><text:s text:c="32"/>// -&gt;addMethodCall('auth', ['%env(REDIS_PASSWORD)%'])</text:p>
      <text:p text:style-name="Standard"><text:s text:c="32"/>// uncomment the following if your Redis server requires a user and a password <text:tab/><text:tab/><text:tab/>(when user is not default):</text:p>
      <text:p text:style-name="Standard"><text:s text:c="32"/>// -&gt;addMethodCall('auth', ['%env(REDIS_USER)%', <text:tab/><text:tab/><text:tab/><text:tab/><text:tab/>'%env(REDIS_PASSWORD)%'])</text:p>
      <text:p text:style-name="Standard"/>
      <text:p text:style-name="Standard"><text:s text:c="32"/>-&gt;register(RedisSessionHandler::class)</text:p>
      <text:p text:style-name="Standard"><text:s text:c="32"/>-&gt;addArgument(</text:p>
      <text:p text:style-name="Standard"><text:s text:c="36"/>new Reference('Redis'),</text:p>
      <text:p text:style-name="Standard"><text:s text:c="36"/>// you can optionally pass an array of options. The only options are 'prefix' <text:tab/><text:tab/><text:tab/>and 'ttl',</text:p>
      <text:p text:style-name="Standard"><text:s text:c="36"/>// which define the prefix to use for the keys to avoid collision on the Redis <text:tab/><text:tab/>server</text:p>
      <text:p text:style-name="Standard"><text:s text:c="36"/>// and the expiration time for any given entry (in seconds), defaults are 'sf_s' <text:tab/><text:tab/>and null:</text:p>
      <text:p text:style-name="Standard"><text:s text:c="36"/>// ['prefix' =&gt; 'my_prefix', 'ttl' =&gt; 600],</text:p>
      <text:p text:style-name="Standard"><text:s text:c="32"/>)</text:p>
      <text:p text:style-name="Standard"/>
      <text:p text:style-name="Standard"/>
      <text:p text:style-name="Standard"><text:s text:c="29"/><text:span text:style-name="T1"><text:s text:c="3"/>YAML</text:span></text:p>
      <text:p text:style-name="Standard"/>
      <text:p text:style-name="Standard"><text:s text:c="32"/># config/packages/framework.yaml</text:p>
      <text:p text:style-name="Standard"><text:s text:c="36"/>framework:</text:p>
      <text:p text:style-name="Standard"><text:s text:c="40"/># ...</text:p>
      <text:p text:style-name="Standard"><text:s text:c="40"/>session:</text:p>
      <text:p text:style-name="Standard"><text:s text:c="44"/>handler_id: Symfony\Component\HttpFoundation\Session\Storage\<text:tab/><text:tab/><text:tab/><text:tab/>Handler\RedisSessionHandler</text:p>
      <text:p text:style-name="Standard"/>
      <text:p text:style-name="Standard"/>
      <text:p text:style-name="Standard"><text:soft-page-break/><text:s text:c="20"/>=&gt;Symfony will now use your Redis server to read and write the session data.</text:p>
      <text:p text:style-name="Standard"/>
      <text:p text:style-name="Standard"/>
      <text:p text:style-name="Standard"/>
      <text:p text:style-name="Standard"><text:s text:c="15"/><text:tab/> =&gt;Store Sessions in a Relational Database (MariaDB, MySQL, PostgreSQL)</text:p>
      <text:p text:style-name="Standard"/>
      <text:p text:style-name="Standard"/>
      <text:p text:style-name="Standard"><text:s text:c="20"/>=&gt;Symfony includes a PdoSessionHandler to store sessions in relational databases like <text:tab/><text:tab/>MariaDB, MySQL and PostgreSQL. To use it, first register a new handler service <text:tab/><text:tab/>with your database credentials:</text:p>
      <text:p text:style-name="Standard"/>
      <text:p text:style-name="Standard"><text:s text:c="20"/>=&gt;</text:p>
      <text:p text:style-name="Standard"><text:s text:c="20"/><text:span text:style-name="T1">yAML</text:span></text:p>
      <text:p text:style-name="Standard"><text:s text:c="20"/># config/services.yaml</text:p>
      <text:p text:style-name="Standard"><text:s text:c="24"/>services:</text:p>
      <text:p text:style-name="Standard"><text:s text:c="28"/># ...</text:p>
      <text:p text:style-name="Standard"/>
      <text:p text:style-name="Standard"><text:s text:c="28"/>Symfony\Component\HttpFoundation\Session\Storage\Handler\<text:tab/><text:tab/><text:tab/><text:tab/><text:tab/>PdoSessionHandler:</text:p>
      <text:p text:style-name="Standard"><text:s text:c="32"/>arguments:</text:p>
      <text:p text:style-name="Standard"><text:s text:c="36"/>- '%env(DATABASE_URL)%'</text:p>
      <text:p text:style-name="Standard"/>
      <text:p text:style-name="Standard"><text:s text:c="36"/># you can also use PDO configuration, but requires passing two arguments</text:p>
      <text:p text:style-name="Standard"><text:s text:c="36"/># - 'mysql:dbname=mydatabase; host=myhost; port=myport'</text:p>
      <text:p text:style-name="Standard"><text:s text:c="36"/># - { db_username: myuser, db_password: mypassword }</text:p>
      <text:p text:style-name="Standard"/>
      <text:p text:style-name="Standard"><text:s text:c="23"/>=&gt;When using MySQL as the database, the DSN defined in DATABASE_URL can <text:tab/><text:tab/>contain the charset and unix_socket options as query string parameters.</text:p>
      <text:p text:style-name="Standard"/>
      <text:p text:style-name="Standard"><text:s text:c="28"/># config/packages/framework.yaml</text:p>
      <text:p text:style-name="Standard"><text:s text:c="32"/>framework:</text:p>
      <text:p text:style-name="Standard"><text:s text:c="36"/>session:</text:p>
      <text:p text:style-name="Standard"><text:s text:c="40"/># ...</text:p>
      <text:p text:style-name="Standard"><text:s text:c="40"/>handler_id: Symfony\Component\HttpFoundation\Session\Storage\<text:tab/><text:tab/><text:tab/>Handler\PdoSessionHandl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14"/><text:span text:style-name="T1"><text:s/>=&gt;Configuring the Session Table and Column Name</text:span>s</text:p>
      <text:p text:style-name="Standard"/>
      <text:p text:style-name="Standard"><text:s text:c="20"/>=&gt;The table used to store sessions is called sessions by default and defines certain <text:tab/><text:tab/>column names. You can configure these values with the second argument passed to the <text:tab/><text:tab/>PdoSessionHandler service</text:p>
      <text:p text:style-name="Standard"/>
      <text:p text:style-name="Standard"><text:s text:c="20"/>Example</text:p>
      <text:p text:style-name="Standard"/>
      <text:p text:style-name="Standard"><text:s text:c="24"/># config/services.yaml</text:p>
      <text:p text:style-name="Standard"><text:s text:c="28"/>services:</text:p>
      <text:p text:style-name="Standard"><text:s text:c="32"/># ...</text:p>
      <text:p text:style-name="Standard"/>
      <text:p text:style-name="Standard"><text:s text:c="32"/>Symfony\Component\HttpFoundation\Session\Storage\Handler\<text:tab/><text:tab/><text:tab/><text:tab/>PdoSessionHandler:</text:p>
      <text:p text:style-name="Standard"><text:s text:c="36"/>arguments:</text:p>
      <text:p text:style-name="Standard"><text:s text:c="40"/>- '%env(DATABASE_URL)%'</text:p>
      <text:p text:style-name="Standard"><text:s text:c="40"/>- { db_table: 'customer_session', db_id_col: 'guid' }</text:p>
      <text:p text:style-name="Standard"/>
      <text:p text:style-name="Standard"/>
      <text:p text:style-name="Standard"/>
      <text:p text:style-name="Standard"/>
      <text:p text:style-name="Standard"><text:s text:c="18"/><text:span text:style-name="T1"><text:s text:c="5"/>-db_table (default sessions):</text:span></text:p>
      <text:p text:style-name="Standard"><text:s text:c="28"/>The name of the session table in your database;</text:p>
      <text:p text:style-name="Standard"><text:s text:c="21"/><text:span text:style-name="T1"><text:s/>-db_username: (default: '')</text:span></text:p>
      <text:p text:style-name="Standard"><text:s text:c="24"/>The username used to connect when using the PDO configuration (when using the connection based on the DATABASE_URL env var, it overrides the username defined in the env var).</text:p>
      <text:p text:style-name="Standard"><text:s text:c="21"/><text:span text:style-name="T1"><text:s/>-db_password: (default: '')</text:span></text:p>
      <text:p text:style-name="Standard"><text:s text:c="24"/>The password used to connect when using the PDO configuration (when using the connection based on the DATABASE_URL env var, it overrides the password defined in the env var).</text:p>
      <text:p text:style-name="Standard"><text:s text:c="20"/><text:span text:style-name="T1"><text:s text:c="2"/>-db_id_col (default sess_id):</text:span></text:p>
      <text:p text:style-name="Standard"><text:s text:c="28"/>The name of the column where to store the session ID (column type: VARCHAR(128));</text:p>
      <text:p text:style-name="Standard"/>
      <text:p text:style-name="Standard"><text:s text:c="22"/><text:span text:style-name="T1">-db_data_col (default sess_data):</text:span></text:p>
      <text:p text:style-name="Standard"><text:s text:c="28"/>The name of the column where to store the session data (column type: BLOB);</text:p>
      <text:p text:style-name="Standard"><text:s text:c="20"/><text:span text:style-name="T1"><text:s text:c="2"/>-db_time_col (default sess_time):</text:span></text:p>
      <text:p text:style-name="Standard"><text:s text:c="24"/>The name of the column where to store the session creation timestamp (column type: INTEGER);</text:p>
      <text:p text:style-name="Standard"><text:s text:c="19"/><text:span text:style-name="T1"><text:s text:c="2"/>-db_lifetime_col (default sess_lifetime):</text:span></text:p>
      <text:p text:style-name="Standard"><text:s text:c="24"/>The name of the column where to store the session lifetime (column type: INTEGER);</text:p>
      <text:p text:style-name="Standard"/>
      <text:p text:style-name="Standard"><text:s text:c="18"/><text:span text:style-name="T1"><text:s text:c="3"/>-db_connection_options (default: [])</text:span></text:p>
      <text:p text:style-name="Standard"><text:s text:c="24"/>An array of driver-specific connection options;</text:p>
      <text:p text:style-name="Standard"/>
      <text:p text:style-name="Standard"/>
      <text:p text:style-name="Standard"/>
      <text:p text:style-name="Standard"/>
      <text:p text:style-name="Standard"/>
      <text:p text:style-name="Standard"><text:soft-page-break/></text:p>
      <text:p text:style-name="Standard"><text:s text:c="16"/>=&gt;<text:span text:style-name="T1">Preparing the Database to Store Sessions</text:span></text:p>
      <text:p text:style-name="Standard"/>
      <text:p text:style-name="Standard"><text:s text:c="20"/>=&gt;Before storing sessions in the database, you must create the table that stores the <text:tab/>information. The session handler provides a method called createTable() to set up this table <text:tab/>for you according to the database engine used:</text:p>
      <text:p text:style-name="Standard"/>
      <text:p text:style-name="Standard"><text:s text:c="20"/>try {</text:p>
      <text:p text:style-name="Standard"><text:s text:c="24"/>$sessionHandlerService-&gt;createTable();</text:p>
      <text:p text:style-name="Standard"><text:s text:c="20"/>} catch (\PDOException $exception) {</text:p>
      <text:p text:style-name="Standard"><text:s text:c="24"/>// the table could not be created for some reason</text:p>
      <text:p text:style-name="Standard"><text:s text:c="20"/>}</text:p>
      <text:p text:style-name="Standard"/>
      <text:p text:style-name="Standard"><text:s text:c="20"/>=&gt;If you prefer to set up the table yourself, it's recommended to generate an empty <text:tab/>database migration with the following command:</text:p>
      <text:p text:style-name="Standard"/>
      <text:p text:style-name="Standard"><text:s text:c="24"/>php bin/console doctrine:migrations:generate</text:p>
      <text:p text:style-name="Standard"/>
      <text:p text:style-name="Standard"><text:s text:c="24"/>php bin/console doctrine:migrations:migrate</text:p>
      <text:p text:style-name="Standard"/>
      <text:p text:style-name="Standard"/>
      <text:p text:style-name="Standard"><text:s text:c="18"/>table query</text:p>
      <text:p text:style-name="Standard"><text:s text:c="18"/><text:span text:style-name="T1"><text:s text:c="2"/>CREATE TABLE `sessions` (</text:span></text:p>
      <text:p text:style-name="P1"><text:s text:c="24"/>`sess_id` VARBINARY(128) NOT NULL PRIMARY KEY,</text:p>
      <text:p text:style-name="P1"><text:s text:c="24"/>`sess_data` BLOB NOT NULL,</text:p>
      <text:p text:style-name="P1"><text:s text:c="24"/>`sess_lifetime` INTEGER UNSIGNED NOT NULL,</text:p>
      <text:p text:style-name="P1"><text:s text:c="24"/>`sess_time` INTEGER UNSIGNED NOT NULL,</text:p>
      <text:p text:style-name="P1"><text:s text:c="24"/>INDEX `sessions_sess_lifetime_idx` (`sess_lifetime`)</text:p>
      <text:p text:style-name="P1"><text:s text:c="20"/>) COLLATE utf8mb4_bin, ENGINE = InnoDB;</text:p>
      <text:p text:style-name="P1"/>
      <text:p text:style-name="Standard"><text:s text:c="20"/>=&gt;Store Sessions in a NoSQL Database (MongoDB)</text:p>
      <text:p text:style-name="Standard"/>
      <text:p text:style-name="Standard"><text:s text:c="20"/>=&gt;Symfony includes a MongoDbSessionHandler to store sessions in the MongoDB <text:tab/>NoSQL database.</text:p>
      <text:p text:style-name="Standard"><text:s text:c="24"/>=Then, register a new handler service for MongoDbSessionHandler and pass it the <text:tab/>MongoDB connection as argument:</text:p>
      <text:p text:style-name="Standard"/>
      <text:p text:style-name="Standard"><text:s text:c="28"/>services:</text:p>
      <text:p text:style-name="Standard"><text:s text:c="28"/># ...</text:p>
      <text:p text:style-name="Standard"/>
      <text:p text:style-name="Standard"><text:s text:c="28"/>Symfony\Component\HttpFoundation\Session\Storage\Handler\<text:tab/><text:tab/>MongoDbSessionHandler:</text:p>
      <text:p text:style-name="Standard"><text:s text:c="32"/>arguments:</text:p>
      <text:p text:style-name="Standard"><text:s text:c="36"/>- '@doctrine_mongodb.odm.default_connectio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27"/>yAML</text:p>
      <text:p text:style-name="Standard"><text:s text:c="28"/># config/packages/framework.yaml</text:p>
      <text:p text:style-name="Standard"><text:s text:c="28"/>framework:</text:p>
      <text:p text:style-name="Standard"><text:s text:c="32"/>session:</text:p>
      <text:p text:style-name="Standard"><text:s text:c="36"/># ...</text:p>
      <text:p text:style-name="Standard"><text:s text:c="36"/>handler_id: Symfony\Component\HttpFoundation\Session\Storage\Handler\<text:tab/><text:tab/>MongoDbSessionHandler</text:p>
      <text:p text:style-name="Standard"/>
      <text:p text:style-name="Standard"><text:s text:c="30"/>=&gt;Configuring the Session Field Names</text:p>
      <text:p text:style-name="Standard"/>
      <text:p text:style-name="Standard"><text:s text:c="36"/>Symfony\Component\HttpFoundation\Session\Storage\Handler\<text:tab/><text:tab/>MongoDbSessionHandler:</text:p>
      <text:p text:style-name="Standard"><text:s text:c="36"/>arguments:</text:p>
      <text:p text:style-name="Standard"><text:s text:c="40"/>- '@doctrine_mongodb.odm.default_connection'</text:p>
      <text:p text:style-name="Standard"><text:s text:c="40"/>- { id_field: '_guid', 'expiry_field': 'eol' }</text:p>
      <text:p text:style-name="Standard"/>
      <text:p text:style-name="Standard"/>
      <text:p text:style-name="Standard"><text:s text:c="5"/><text:span text:style-name="T1"><text:s text:c="4"/>=&gt;Configuring the Session TTL</text:span></text:p>
      <text:p text:style-name="P3"><text:tab/><text:tab/></text:p>
      <text:p text:style-name="P3"><text:tab/> =&gt;Symfony by default will use PHP's ini setting session.gc_maxlifetime as session <text:tab/><text:tab/>lifetime.</text:p>
      <text:p text:style-name="Standard"><text:s text:c="11"/>=&gt;when you store sessions in a database, you can also configure your own TTL in the <text:tab/>framework configuration or even at runtime.</text:p>
      <text:p text:style-name="Standard"/>
      <text:p text:style-name="Standard"><text:s text:c="16"/><text:span text:style-name="T1"><text:s text:c="4"/>=&gt;Configure the TTL</text:span></text:p>
      <text:p text:style-name="Standard"/>
      <text:p text:style-name="Standard"><text:tab/><text:tab/>=&gt;You need to pass the TTL in the options array of the session handler you are using:</text:p>
      <text:p text:style-name="Standard"/>
      <text:p text:style-name="Standard"><text:s text:c="32"/># config/services.yaml</text:p>
      <text:p text:style-name="Standard"><text:s text:c="36"/>services:</text:p>
      <text:p text:style-name="Standard"><text:s text:c="40"/># ...</text:p>
      <text:p text:style-name="Standard"><text:s text:c="40"/>Symfony\Component\HttpFoundation\Session\Storage\Handler\<text:tab/><text:tab/><text:tab/><text:tab/>RedisSessionHandler:</text:p>
      <text:p text:style-name="Standard"><text:s text:c="44"/>arguments:</text:p>
      <text:p text:style-name="Standard"><text:s text:c="48"/>- '@Redis'</text:p>
      <text:p text:style-name="Standard"><text:tab/><text:tab/><text:tab/>- { 'ttl': 600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text:s text:c="8"/><text:span text:style-name="T1">=&gt;Configure the TTL Dynamically at Runtime</text:span></text:p>
      <text:p text:style-name="Standard"/>
      <text:p text:style-name="Standard"><text:s text:c="25"/><text:span text:style-name="T2">=&gt; </text:span>If you would like to have a different TTL for different users or sessions for <text:tab/>whatever reason, this is also possible by passing a callback as the TTL value. The callback <text:tab/>will be called right before the session is written and has to return an integer which will be <text:tab/>used as TTL.</text:p>
      <text:p text:style-name="Standard"/>
      <text:p text:style-name="Standard"><text:s text:c="32"/>Example</text:p>
      <text:p text:style-name="Standard"/>
      <text:p text:style-name="Standard"><text:s text:c="32"/># config/services.yaml</text:p>
      <text:p text:style-name="Standard"><text:s text:c="32"/>services:</text:p>
      <text:p text:style-name="Standard"><text:s text:c="36"/># ...</text:p>
      <text:p text:style-name="Standard"><text:s text:c="36"/>Symfony\Component\HttpFoundation\Session\Storage\Handler\<text:tab/><text:tab/><text:tab/><text:tab/><text:tab/>RedisSessionHandler:</text:p>
      <text:p text:style-name="Standard"><text:s text:c="40"/>arguments:</text:p>
      <text:p text:style-name="Standard"><text:s text:c="44"/>- '@Redis'</text:p>
      <text:p text:style-name="Standard"><text:s text:c="44"/>- { 'ttl': !closure '@my.ttl.handler' }</text:p>
      <text:p text:style-name="Standard"/>
      <text:p text:style-name="Standard"><text:s text:c="36"/>my.ttl.handler:</text:p>
      <text:p text:style-name="Standard"><text:s text:c="40"/>class: Some\InvokableClass # some class with an __invoke() method</text:p>
      <text:p text:style-name="Standard"><text:s text:c="40"/>arguments:</text:p>
      <text:p text:style-name="Standard"><text:s text:c="44"/># Inject whatever dependencies you need to be able to resolve a TTL for <text:tab/><text:tab/><text:tab/>the current session</text:p>
      <text:p text:style-name="Standard"><text:s text:c="44"/>- '@security'</text:p>
      <text:p text:style-name="Standard"/>
      <text:p text:style-name="Standard"/>
      <text:p text:style-name="P1"><text:s/>8)Making the Locale "Sticky" during a User's Session</text:p>
      <text:p text:style-name="P1"/>
      <text:p text:style-name="Standard"><text:tab/><text:tab/>=&gt;Symfony stores the locale setting in the Request, which means that this setting is <text:tab/>not automatically saved ("sticky") across requests. But, you can store the <text:s/>locale in the <text:tab/>session, so that it's used on subsequent requests.</text:p>
      <text:p text:style-name="Standard"/>
      <text:p text:style-name="Standard"><text:s text:c="24"/>=&gt;Creating a LocaleSubscriber</text:p>
      <text:p text:style-name="Standard"/>
      <text:p text:style-name="Standard"><text:s text:c="28"/>Create a new event subscriber. Typically, _locale is used as a routing parameter to <text:tab/><text:tab/>signify the locale, though you can determine the correct locale however you want:</text:p>
      <text:p text:style-name="Standard"/>
      <text:p text:style-name="Standard"><text:s text:c="28"/>// from a controller...</text:p>
      <text:p text:style-name="Standard"><text:s text:c="32"/>use Symfony\Component\HttpFoundation\Request;</text:p>
      <text:p text:style-name="Standard"/>
      <text:p text:style-name="Standard"><text:s text:c="32"/>public function index(Request $request)</text:p>
      <text:p text:style-name="Standard"><text:s text:c="32"/>{</text:p>
      <text:p text:style-name="Standard"><text:s text:c="36"/>$locale = $request-&gt;getLocale();</text:p>
      <text:p text:style-name="Standard"><text:s text:c="32"/>}</text:p>
      <text:p text:style-name="Standard"/>
      <text:p text:style-name="Standard"><text:s text:c="27"/>=&gt;Setting the Locale Based on the User's Preferences</text:p>
      <text:p text:style-name="Standard"/>
      <text:p text:style-name="Standard"/>
      <text:p text:style-name="Standard"><text:soft-page-break/><text:s text:c="29"/>=&gt;You might want to improve this technique even further and define the locale <text:tab/>based on the user entity of the logged in user.</text:p>
      <text:p text:style-name="Standard"/>
      <text:p text:style-name="Standard"><text:s text:c="29"/>=&gt;Suppose you have a locale property on your User entity and want to use this as <text:tab/>the locale for the given user. To accomplish this, you can hook into the login process and <text:tab/>update the user's session with this locale value before they are redirected to their first page.</text:p>
      <text:p text:style-name="Standard"><text:tab/></text:p>
      <text:p text:style-name="Standard"/>
      <text:p text:style-name="Standard"><text:s text:c="12"/><text:span text:style-name="T1">9)Session Proxies</text:span></text:p>
      <text:p text:style-name="Standard"><text:span text:style-name="T1"/></text:p>
      <text:p text:style-name="Standard"><text:s text:c="18"/>=&gt;The session proxy mechanism has a variety of uses and this article demonstrates two <text:tab/>common ones</text:p>
      <text:p text:style-name="Standard"><text:s text:c="17"/>=&gt;Rather than using the regular session handler, you can create a custom save handler by <text:tab/>defining a class that extends the SessionHandlerProxy class.</text:p>
      <text:p text:style-name="Standard"><text:s text:c="18"/>=&gt;Finally, use the framework.session.handler_id configuration option to tell <text:tab/>Symfony to <text:tab/>use your session handler instead of the default one:</text:p>
      <text:p text:style-name="Standard"/>
      <text:p text:style-name="Standard"><text:s text:c="24"/># config/packages/framework.yaml</text:p>
      <text:p text:style-name="Standard"><text:s text:c="28"/>framework:</text:p>
      <text:p text:style-name="Standard"><text:s text:c="32"/>session:</text:p>
      <text:p text:style-name="Standard"><text:s text:c="36"/># ...</text:p>
      <text:p text:style-name="Standard"><text:s text:c="36"/>handler_id: App\Session\CustomSessionHandler</text:p>
      <text:p text:style-name="Standard"/>
      <text:p text:style-name="Standard"/>
      <text:p text:style-name="Standard"><text:s text:c="9"/><text:span text:style-name="T1">10)Encryption of Session Data</text:span></text:p>
      <text:p text:style-name="Standard"/>
      <text:p text:style-name="Standard"><text:s text:c="24"/>=&gt;If you want to encrypt the session data, you can use the proxy to encrypt and <text:tab/>decrypt the session as required</text:p>
      <text:p text:style-name="Standard"><text:s text:c="24"/>=&gt;uses the php-encryption library, but you can adapt it to any other library that you <text:tab/>may be using:</text:p>
      <text:p text:style-name="Standard"/>
      <text:p text:style-name="Standard"/>
      <text:p text:style-name="Standard"><text:s text:c="11"/><text:span text:style-name="T1">11)Read-only Guest Sessions</text:span></text:p>
      <text:p text:style-name="Standard"/>
      <text:p text:style-name="Standard"><text:tab/><text:tab/>=&gt;There are some applications where a session is required for guest users, but where <text:tab/><text:tab/>there is no particular need to persist the session.</text:p>
      <text:p text:style-name="Standard"><text:s text:c="24"/>Example</text:p>
      <text:p text:style-name="Standard"/>
      <text:p text:style-name="Standard"><text:s text:c="28"/>// src/Session/ReadOnlySessionProxy.php</text:p>
      <text:p text:style-name="Standard"><text:s text:c="24"/>namespace App\Session;</text:p>
      <text:p text:style-name="Standard"/>
      <text:p text:style-name="Standard"><text:s text:c="24"/>use App\Entity\User;</text:p>
      <text:p text:style-name="Standard"><text:s text:c="24"/>use Symfony\Bundle\SecurityBundle\Security;</text:p>
      <text:p text:style-name="Standard"><text:s text:c="24"/>use Symfony\Component\HttpFoundation\Session\Storage\Proxy\<text:tab/><text:tab/><text:tab/>SessionHandlerProxy;</text:p>
      <text:p text:style-name="Standard"/>
      <text:p text:style-name="Standard"><text:s text:c="24"/>class ReadOnlySessionProxy extends SessionHandlerProxy</text:p>
      <text:p text:style-name="Standard"><text:s text:c="24"/>{</text:p>
      <text:p text:style-name="Standard"><text:s text:c="28"/>private $security;</text:p>
      <text:p text:style-name="Standard"/>
      <text:p text:style-name="Standard"><text:s text:c="28"/>public function __construct(\SessionHandlerInterface $handler, Security <text:tab/><text:tab/><text:tab/>$security)</text:p>
      <text:p text:style-name="Standard"><text:soft-page-break/><text:s text:c="28"/>{</text:p>
      <text:p text:style-name="Standard"><text:s text:c="32"/>$this-&gt;security = $security;</text:p>
      <text:p text:style-name="Standard"/>
      <text:p text:style-name="Standard"><text:s text:c="32"/>parent::__construct($handler);</text:p>
      <text:p text:style-name="Standard"><text:s text:c="28"/>}</text:p>
      <text:p text:style-name="Standard"/>
      <text:p text:style-name="Standard"><text:s text:c="28"/>public function write($id, $data)</text:p>
      <text:p text:style-name="Standard"><text:s text:c="28"/>{</text:p>
      <text:p text:style-name="Standard"><text:s text:c="32"/>if ($this-&gt;getUser() &amp;&amp; $this-&gt;getUser()-&gt;isGuest()) {</text:p>
      <text:p text:style-name="Standard"><text:s text:c="36"/>return;</text:p>
      <text:p text:style-name="Standard"><text:s text:c="32"/>}</text:p>
      <text:p text:style-name="Standard"/>
      <text:p text:style-name="Standard"><text:s text:c="32"/>return parent::write($id, $data);</text:p>
      <text:p text:style-name="Standard"><text:s text:c="28"/>}</text:p>
      <text:p text:style-name="Standard"/>
      <text:p text:style-name="Standard"><text:s text:c="28"/>private function getUser()</text:p>
      <text:p text:style-name="Standard"><text:s text:c="28"/>{</text:p>
      <text:p text:style-name="Standard"><text:s text:c="32"/>$user = $this-&gt;security-&gt;getUser();</text:p>
      <text:p text:style-name="Standard"><text:s text:c="32"/>if (is_object($user)) {</text:p>
      <text:p text:style-name="Standard"><text:s text:c="36"/>return $user;</text:p>
      <text:p text:style-name="Standard"><text:s text:c="32"/>}</text:p>
      <text:p text:style-name="Standard"><text:s text:c="28"/>}</text:p>
      <text:p text:style-name="Standard"><text:s text:c="24"/>}</text:p>
      <text:p text:style-name="Standard"/>
      <text:p text:style-name="Standard"><text:s text:c="2"/><text:span text:style-name="T1">12)Integrating with Legacy Applications</text:span></text:p>
      <text:p text:style-name="Standard"/>
      <text:p text:style-name="Standard"><text:tab/>=&gt;If you're integrating the Symfony full-stack Framework into a legacy application that starts the session with session_start(), you may still be able to use Symfony's session management by using the PHP Bridge session.</text:p>
      <text:p text:style-name="Standard"/>
      <text:p text:style-name="Standard"><text:s text:c="24"/>yaml</text:p>
      <text:p text:style-name="Standard"><text:s text:c="28"/># config/packages/framework.yaml</text:p>
      <text:p text:style-name="Standard"><text:s text:c="28"/>framework:</text:p>
      <text:p text:style-name="Standard"><text:s text:c="32"/>session:</text:p>
      <text:p text:style-name="Standard"><text:s text:c="36"/>storage_factory_id: session.storage.factory.php_bridge</text:p>
      <text:p text:style-name="Standard"><text:s text:c="36"/>handler_id: ~</text:p>
      <text:p text:style-name="Standard"/>
      <text:p text:style-name="Standard"><text:s text:c="22"/>=&gt;Otherwise, if the problem is that you cannot avoid the application starting the <text:tab/>session with session_start(), you can still make use of a Symfony based session save handler <text:tab/>by specifying the save handler as in the example below:</text:p>
      <text:p text:style-name="Standard"/>
      <text:p text:style-name="Standard"><text:s text:c="24"/># config/packages/framework.yaml</text:p>
      <text:p text:style-name="Standard"><text:s text:c="28"/>framework:</text:p>
      <text:p text:style-name="Standard"><text:s text:c="32"/>session:</text:p>
      <text:p text:style-name="Standard"><text:s text:c="36"/>storage_factory_id: session.storage.factory.php_bridge</text:p>
      <text:p text:style-name="Standard"><text:s text:c="36"/>handler_id: session.handler.native_file</text:p>
      <text:p text:style-name="Standard"/>
      <text:p text:style-name="Standard"/>
      <text:p text:style-name="Standard"/>
      <text:p text:style-name="Standard"/>
      <text:p text:style-name="Standard"/>
      <text:p text:style-name="Standard"/>
      <text:p text:style-name="Standard"><text:soft-page-break/><text:s text:c="20"/>=&gt;If the legacy application requires its own session save handler, do not override this. Instead set handler_id: ~. Note that a save handler cannot be changed once the session has been started. If the application starts the session before Symfony is initialized, the save handler will have already been set. In this case, you will need handler_id: ~. Only override the save handler if you are sure the legacy application can use the Symfony save handler without side effects and that the session has not been started before Symfony is initializ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hank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8:35:39.142904740</meta:creation-date>
    <dc:date>2023-02-13T19:05:48.010570581</dc:date>
    <meta:editing-duration>PT29M47S</meta:editing-duration>
    <meta:editing-cycles>44</meta:editing-cycles>
    <meta:generator>LibreOffice/7.3.7.2$Linux_X86_64 LibreOffice_project/30$Build-2</meta:generator>
    <meta:document-statistic meta:table-count="0" meta:image-count="0" meta:object-count="0" meta:page-count="16" meta:paragraph-count="421" meta:word-count="2627" meta:character-count="30021" meta:non-whitespace-character-count="17537"/>
  </office:meta>
</office:document-meta>
</file>